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4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0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6b700"/>
    </style:style>
    <style:style style:name="T5" style:family="text">
      <style:text-properties fo:color="#06b700" officeooo:rsid="001ec43e"/>
    </style:style>
    <style:style style:name="T6" style:family="text">
      <style:text-properties fo:font-style="italic" style:font-style-asian="italic"/>
    </style:style>
    <style:style style:name="T7" style:family="text">
      <style:text-properties fo:color="#c7254e" style:font-name="Consolas" fo:background-color="#f9f2f4" loext:char-shading-value="0" style:font-name-asian="Consolas1" style:font-name-complex="Consolas1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00ff00"/>
    </style:style>
    <style:style style:name="T10" style:family="text">
      <style:text-properties fo:font-weight="bold" style:font-weight-asian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office:annotation office:name="__Annotation__9_3505694890"><dc:creator>Daniel Batista</dc:creator><dc:date>2019-06-09T00:09:15</dc:date><text:p><text:span text:style-name="T11">Análise durante a última leitura do diário em 8 de Junho:</text:span></text:p><text:p><text:span text:style-name="T11">- Senti falta de relato das atividades no mês de maio. Se possível peço que atualizei até segunda-feira, 10/6.</text:span></text:p><text:p/><text:p><text:span text:style-name="T11">- Eu gostaria que no final do diário, aqui no drive do google, até segunda-feira, vcs comentassem a respeito da documentação do blender. Se foi útil, se não foi, se tem algo que poderia ser melhorado, etc...</text:span></text:p><text:p/><text:p><text:span text:style-name="T11">Obs.: mantenham o diário aqui no drive do google até a publicação das notas finais! Depois vocês podem apagar se quiserem ou mesmo tirar a minha permissão de acesso.</text:span></text:p></office:annotation><office:annotation office:name="__Annotation__7_3505694890"><dc:creator>Daniel Batista</dc:creator><dc:date>2019-03-12T17:53:41</dc:date><text:p><text:span text:style-name="T11">(Obs.: não removam esses meus comentários. Vcs podem ir respondendo eles mas mantenham aqui todos)</text:span></text:p><text:p/><text:p><text:span text:style-name="T11">Análise durante conversa do dia 11/3:</text:span></text:p><text:p><text:span text:style-name="T11">- Tudo ok</text:span></text:p><text:p><text:span text:style-name="T11">- Adicionem a licença do código aqui no topo do diário</text:span></text:p></office:annotation><text:span text:style-name="T1">Blender</text:span><office:annotation-end office:name="__Annotation__7_3505694890"/><office:annotation-end office:name="__Annotation__9_3505694890"/></text:p>
      <text:p text:style-name="Standard"/>
      <text:p text:style-name="P1">Alunos:</text:p>
      <text:p text:style-name="Standard"/>
      <text:p text:style-name="P1">Licenças: GNU GPL Version 3</text:p>
      <text:p text:style-name="P1"/>
      <text:p text:style-name="Standard"><text:span text:style-name="T3">Legenda:</text:span></text:p>
      <text:p text:style-name="P4"><text:span text:style-name="T2">XX/XX</text:span><text:span text:style-name="T4"> <text:s text:c="4"/></text:span>= Reuniões</text:p>
      <text:p text:style-name="P4">XX/XX <text:s text:c="4"/>= DIa normal</text:p>
      <text:p text:style-name="Standard"/>
      <text:p text:style-name="P1">Diário:</text:p>
      <text:p text:style-name="P2"/>
      <text:p text:style-name="P2">27/02 - <text:span text:style-name="T4">[Ambos]</text:span> Primeira interação, procuramos informações de primeiros passos para contribuir para o Blender, vimos <text:span text:style-name="T6">issues</text:span> em aberto, se havia marcação para <text:span text:style-name="T6">issues </text:span>mais amigáveis ou melhores para primeira <text:span text:style-name="T6">issue. </text:span></text:p>
      <text:p text:style-name="P3"/>
      <text:p text:style-name="P2">05/03 – <text:span text:style-name="T4">[</text:span><text:span text:style-name="T5">Aluno A</text:span><text:span text:style-name="T4">]</text:span> Primeira interação com o projeto em sí. Download do repositório git do Blender, preparação de ambiente de compilação e primeira tentativa de compilação que acabou não dando certo por um erro de <text:span text:style-name="T6">linking </text:span>de uma biblioteca (openvdb). </text:p>
      <text:p text:style-name="P2"/>
      <text:p text:style-name="P2">06/03 – <text:span text:style-name="T4">[</text:span><text:span text:style-name="T5">Aluno A</text:span><text:span text:style-name="T4">]</text:span> Tentativa bem sucedida de compilação num servidor externo. A compilação ainda falha localmente, mesmo mudando a versão da biblioteca problemática.</text:p>
      <text:p text:style-name="P2"><text:tab/><text:span text:style-name="T4">[</text:span><text:span text:style-name="T5">Aluno B</text:span><text:span text:style-name="T4">]</text:span> Interação inicial com o repositório, download e primeiro teste de compilação local. A compilação local inicialmente falhava do mesmo modo, devido à mesma biblioteca que nas tentativas do Bruno.</text:p>
      <text:p text:style-name="P2"><text:tab/><text:span text:style-name="T4">[Ambos]</text:span> Conversa para trocar informações sobre o projeto, configuração do ambiente de desenvolvimento e primeira compilação. <text:s/>Busca de issues interessantes para desenvolvimento.</text:p>
      <text:p text:style-name="P2"/>
      <text:p text:style-name="P2">07/03 – <text:span text:style-name="T4">[</text:span><text:span text:style-name="T5">Aluno B</text:span><text:span text:style-name="T4">] </text:span>Compilação foi realizada com sucesso ao compilar com cmake para outro diretório com a flag de cmake ‘<text:span text:style-name="T7">-D WITH_OPENVDB_3_ABI_COMPATIBLE=ON</text:span>’, de acordo com a <text:a xlink:type="simple" xlink:href="https://developer.blender.org/T54457" text:style-name="ListLabel_20_10" text:visited-style-name="ListLabel_20_10"><text:span text:style-name="T8">issue T54457</text:span></text:a>. Detalhe não documentado no tutorial de arch do blender.</text:p>
      <text:p text:style-name="P2"/>
      <text:p text:style-name="P2">08/03 -<text:tab/><text:span text:style-name="T4">[</text:span><text:span text:style-name="T5">Aluno A</text:span><text:span text:style-name="T4">] </text:span>Compilação bem sucedida usando a solução encontrada pelo Seiji.</text:p>
      <text:p text:style-name="P2"/>
      <text:p text:style-name="P2"><text:span text:style-name="T2">11/03</text:span> - <text:span text:style-name="T4">[Ambos] </text:span>Tentativa, fazendo programação pareada, de solucionar o problema da <text:a xlink:type="simple" xlink:href="https://developer.blender.org/T60234" text:style-name="ListLabel_20_10" text:visited-style-name="ListLabel_20_10"><text:span text:style-name="T8">issue T60234</text:span></text:a>. Sabemos como solucionar, mas não como usar o código existente para tal. Escrevemos uma solução ingênua que funciona, mas não é otimizada, e ainda joga um erro.</text:p>
      <text:p text:style-name="P2"/>
      <text:p text:style-name="P2">13/03 - <text:span text:style-name="T4">[Ambos] </text:span>Finalizamos o fix da issue, descobrimos que estávamos usando o método errado para tentar conseguir as informações que precisávamos. Testamos, e enviamos uma resposta na página na issue para perguntar sobre o processo de submissão para review.</text:p>
      <text:p text:style-name="P4">Descobrimos que patches são enviados por differentials, não se tem acesso a commits no repositório, uma experiência um pouco diferente de pull requests. Discutimos a <text:soft-page-break/>possibilidade então de usar um fork do repositório mirror do github para facilitar contribuições conjuntas, como não temos acesso no repositório.</text:p>
      <text:p text:style-name="Standard"/>
      <text:p text:style-name="P2">14/03 – <text:span text:style-name="T4">[</text:span><text:span text:style-name="T5">Aluno A</text:span><text:span text:style-name="T4">]</text:span> Com a resposta de como submeter mudanças, submeti nosso patch para review, no próprio portal de desenvolvedores do blender (usa phabricator), enviando um arquivo contendo o diff das modificações feitas. <text:s/>A requisição de review está em <text:a xlink:type="simple" xlink:href="https://developer.blender.org/D4512" text:style-name="ListLabel_20_10" text:visited-style-name="ListLabel_20_10"><text:span text:style-name="T8">diff D4512</text:span></text:a>.</text:p>
      <text:p text:style-name="P2"/>
      <text:p text:style-name="P2">15/03 – <text:span text:style-name="T4">[</text:span><text:span text:style-name="T5">Aluno A</text:span><text:span text:style-name="T4">] </text:span>Responderam ao nosso patch requisitando mudanças em alguns problemas encontrados, um erro e sugestões de estilo de código. Foi levantada a questão de como o editor deveria se comportar, pois trata tudo como código e pode interferir quando é usado para texto simples.</text:p>
      <text:p text:style-name="P2"/>
      <text:p text:style-name="P2">18/03 – <text:span text:style-name="T4">[</text:span><text:span text:style-name="T5">Aluno A</text:span><text:span text:style-name="T4">] </text:span>Resolução do erro e alguns problemas do patch, ajuste do código ao estilo proposto. Participação na discussão sobre o comportamento do editor. </text:p>
      <text:p text:style-name="P2"><text:tab/>Fizemos um fork do repositório mirror do blender no github para podermos compartilhar códigos incompletos entre nós dois antes de submeter. O repositório está em <text:a xlink:type="simple" xlink:href="https://github.com/BrunoBBS/blender" text:style-name="ListLabel_20_10" text:visited-style-name="ListLabel_20_10"><text:span text:style-name="T8">Fork do blender</text:span></text:a>.</text:p>
      <text:p text:style-name="P2"/>
      <text:p text:style-name="P2">20/03 – <text:span text:style-name="T4">[</text:span><text:span text:style-name="T5">Aluno B</text:span><text:span text:style-name="T4">] </text:span>Comecei a examinar o bug <text:a xlink:type="simple" xlink:href="https://developer.blender.org/T42042" text:style-name="ListLabel_20_10" text:visited-style-name="ListLabel_20_10"><text:span text:style-name="T8">https://developer.blender.org/T42042</text:span></text:a> procurando problemas com rounding no sistema de zoom. </text:p>
      <text:p text:style-name="P2"><text:s text:c="12"/>Entrei em contato usando o canal de IRC #blendercoders. O tempo de resposta é quase imediato, auxiliando no desenvolvimento. Até o momento não houveram atritos. Os outros desenvolvedores tendem a ser bem amigáveis.</text:p>
      <text:p text:style-name="P2"><text:s text:c="12"/><text:span text:style-name="T4">[</text:span><text:span text:style-name="T5">Aluno A</text:span><text:span text:style-name="T4">]</text:span><text:span text:style-name="T9"> </text:span>Término da correção do Patch e atualização do código do patch na requisição de review. Aguardando resposta ou aceitação do Patch.</text:p>
      <text:p text:style-name="P2"/>
      <text:p text:style-name="P2">25/03 – <text:span text:style-name="T4">[</text:span><text:span text:style-name="T5">Aluno A</text:span><text:span text:style-name="T4">] </text:span>Deram <text:span text:style-name="T6">feedback </text:span>do patch sugerindo mais algumas pequenas modificações de nomenclatura e estrutura do código. Implementação dessas sugestões e submissão de uma nova modificação no patch.</text:p>
      <text:p text:style-name="P2"/>
      <text:p text:style-name="P2">26/03 – <text:span text:style-name="T4">[</text:span><text:span text:style-name="T5">Aluno B</text:span><text:span text:style-name="T4">] </text:span>Continuando o estudo do bug <text:a xlink:type="simple" xlink:href="https://developer.blender.org/T42042" text:style-name="ListLabel_20_10" text:visited-style-name="ListLabel_20_10"><text:span text:style-name="T8">T42042</text:span></text:a>. Aparentemente eu precisaria criar a stack inteira a partir dos shaders de opengl por ser um problema de tiling de texturas, que seria melhor resolvido escrevendo um shader próprio para texturas repetidas.</text:p>
      <text:p text:style-name="P2"/>
      <text:p text:style-name="P2">27/03 - <text:span text:style-name="T4">[Ambos] </text:span>Cada um trabalhou no que estava trabalhando, ajudando um ao outro em ocasião, e discutindo sobre possíveis issues para trabalhar, e troca de informações.</text:p>
      <text:p text:style-name="P2"><text:tab/><text:span text:style-name="T4">[</text:span><text:span text:style-name="T5">Aluno B</text:span><text:span text:style-name="T4">] </text:span>Durante o tempo de espera de resposta sobre o bug no IRC, pesquisei outras issues para resolver. Encontrei a issue <text:a xlink:type="simple" xlink:href="https://developer.blender.org/T59102" text:style-name="ListLabel_20_10" text:visited-style-name="ListLabel_20_10"><text:span text:style-name="T8">https://developer.blender.org/T59102</text:span></text:a>, para resolver problemas de acurácia nos Pie Menus.</text:p>
      <text:p text:style-name="P2"/>
      <text:p text:style-name="P2">Encontrei o problema no código, e um usuário no canal IRC (<text:span text:style-name="T10">howardt</text:span>) me apontou para postar as dúvidas em um fórum: <text:a xlink:type="simple" xlink:href="https://devtalk.blender.org/" text:style-name="ListLabel_20_10" text:visited-style-name="ListLabel_20_10"><text:span text:style-name="T8">https://devtalk.blender.org/</text:span></text:a> (Não tínhamos tido contato com o fórum previamente). Lá, havia a seguinte thread: <text:a xlink:type="simple" xlink:href="https://devtalk.blender.org/t/pie-menu-development-for-blender/6171" text:style-name="ListLabel_20_10" text:visited-style-name="ListLabel_20_10"><text:span text:style-name="T8">Pie Menu Development for Blender</text:span></text:a>.</text:p>
      <text:p text:style-name="P2"/>
      <text:p text:style-name="P2">Uma thread ativa sobre o desenvolvimento de um novo sistema de Pie Menus. Concluí que não valeria a pena consertar o bug dado que o sistema todo seria refeito. Outra informação interessante que me passaram no IRC foram os horários de resposta imediata ou no chat:</text:p>
      <text:list xml:id="list3369398026678656117" text:style-name="WWNum1">
        <text:list-item>
          <text:p text:style-name="P8">“most of the active devs are here during working hours Amsterdam time” - howardt</text:p>
        </text:list-item>
      </text:list>
      <text:p text:style-name="P5"><text:soft-page-break/></text:p>
      <text:p text:style-name="P5">Assim, agora temos agora uma ideia dos horários para resposta mais rápida: de <text:span text:style-name="T10">03:00~04:00</text:span> a <text:span text:style-name="T10">12:00~13:00</text:span>. Todo esse processo foi acompanhado pelo Bruno, então estamos ambos cientes de tal informação.</text:p>
      <text:p text:style-name="P2"/>
      <text:p text:style-name="P4"><text:span text:style-name="T4">[</text:span><text:span text:style-name="T5">Aluno A</text:span><text:span text:style-name="T4">]</text:span> Conserto de um novo problema de estilo de código apontado pelo <text:span text:style-name="T6">reviewer. </text:span></text:p>
      <text:p text:style-name="P2"><text:tab/>Procura por uma nova <text:span text:style-name="T6">issue</text:span> para trabalhar tendo em vista que a atual está demorando e os pedidos de conserto estão focados em estilo de código.</text:p>
      <text:p text:style-name="P2"><text:tab/>Investigação da issue <text:a xlink:type="simple" xlink:href="https://developer.blender.org/T62939" text:style-name="ListLabel_20_10" text:visited-style-name="ListLabel_20_10"><text:span text:style-name="T8">T62939</text:span></text:a> que trata da UI de <text:span text:style-name="T6">sliders</text:span> com posicionamento incorreto do mouse em relação com controle deslizantes. Passei algumas horas procurando, mas não consegui identificar no código onde esse problema pode estar.</text:p>
      <text:p text:style-name="P2"/>
      <text:p text:style-name="P2">01/04 - <text:span text:style-name="T4">[Ambos] </text:span>Finalizamos a issue <text:a xlink:type="simple" xlink:href="https://developer.blender.org/T62939" text:style-name="ListLabel_20_10" text:visited-style-name="ListLabel_20_10"><text:span text:style-name="T8">T62939</text:span></text:a> em conjunto. Era problema reminiscente do design anterior. Enviado <text:a xlink:type="simple" xlink:href="https://developer.blender.org/D4629" text:style-name="ListLabel_20_10" text:visited-style-name="ListLabel_20_10"><text:span text:style-name="T8">patch D4629</text:span></text:a>. Esperando por review.</text:p>
      <text:p text:style-name="P2"><text:tab/><text:span text:style-name="T4">[Bruno] </text:span>Comecei a investigar a issue <text:a xlink:type="simple" xlink:href="https://developer.blender.org/T61197" text:style-name="ListLabel_20_10" text:visited-style-name="ListLabel_20_10"><text:span text:style-name="T8">T61197</text:span></text:a>, mas ainda não achei a fonte do problema.</text:p>
      <text:p text:style-name="P2"/>
      <text:p text:style-name="P2">02/04 – <text:span text:style-name="T4">[</text:span><text:span text:style-name="T5">Aluno B</text:span><text:span text:style-name="T4">] </text:span>Foram requisitadas algumas mudanças simples, como mudança no nome de variáveis (deler - holandês) e escopo delas. Feitas as mudanças, diff atualizado. </text:p>
      <text:p text:style-name="P2"/>
      <text:p text:style-name="P2"><text:span text:style-name="T2">03/04</text:span> – <text:span text:style-name="T4">[</text:span><text:span text:style-name="T5">Aluno B</text:span><text:span text:style-name="T4">] </text:span>Mudanças do <text:a xlink:type="simple" xlink:href="https://developer.blender.org/D4629" text:style-name="ListLabel_20_10" text:visited-style-name="ListLabel_20_10"><text:span text:style-name="T8">patch D4629</text:span></text:a> foram aceitas, e serão incorporadas. </text:p>
      <text:p text:style-name="P2"/>
      <text:p text:style-name="P2">17/04 – <text:span text:style-name="T4">[</text:span><text:span text:style-name="T5">Aluno A</text:span><text:span text:style-name="T4">]</text:span> Atualizaram o <text:a xlink:type="simple" xlink:href="https://developer.blender.org/D4512" text:style-name="ListLabel_20_10" text:visited-style-name="ListLabel_20_10"><text:span text:style-name="T8">diff D4512</text:span></text:a> com novos pedidos de correção. As correções foram feitas e enviadas. Continuação da investigação da issue <text:a xlink:type="simple" xlink:href="https://developer.blender.org/T61197" text:style-name="ListLabel_20_10" text:visited-style-name="ListLabel_20_10"><text:span text:style-name="T8">T61197</text:span></text:a>, mas a fonte do problema ainda não foi encontrada.</text:p>
      <text:p text:style-name="P2"/>
      <text:p text:style-name="P2">22/04 - <text:span text:style-name="T4">[Ambos]</text:span> Investigação da <text:a xlink:type="simple" xlink:href="https://developer.blender.org/T60619" text:style-name="ListLabel_20_10" text:visited-style-name="ListLabel_20_10"><text:span text:style-name="T8">Issue T60619</text:span></text:a> na qual apenas clicar no campo de inserção de cor hexadecimal do <text:span text:style-name="T6">colorpicker</text:span> altera a cor do objeto, mesmo sem alterar o valor. Aparentemente o bug é causado pela inserção de valores muito grandes que causam overflow no valor hexadecimal. Perguntamos se valores grandes deveriam realmente ser aceitos.</text:p>
      <text:p text:style-name="P2"/>
      <text:p text:style-name="P2">23/04 - <text:span text:style-name="T4">[Ambos]</text:span> Resolvemos a <text:a xlink:type="simple" xlink:href="https://developer.blender.org/T60619" text:style-name="ListLabel_20_10" text:visited-style-name="ListLabel_20_10"><text:span text:style-name="T8">Issue T60619</text:span></text:a> limitando a entrada de valores de cor para float 0..1. Criamos o patch <text:a xlink:type="simple" xlink:href="https://developer.blender.org/D4727" text:style-name="ListLabel_20_10" text:visited-style-name="ListLabel_20_10"><text:span text:style-name="T8">D4727</text:span></text:a> e submetemos para análise. Nessa issue, há outra issue (<text:a xlink:type="simple" xlink:href="https://developer.blender.org/T60577" text:style-name="ListLabel_20_10" text:visited-style-name="ListLabel_20_10"><text:span text:style-name="T8">T60577</text:span></text:a>) referenciada com um bug semelhante que aparenta ser causado pelo mesmo problema.</text:p>
      <text:p text:style-name="P2"/>
      <text:p text:style-name="P2">24/04 -<text:span text:style-name="T4"> [Ambos]</text:span> Responderam ao nosso patch <text:a xlink:type="simple" xlink:href="https://developer.blender.org/D4727" text:style-name="ListLabel_20_10" text:visited-style-name="ListLabel_20_10"><text:span text:style-name="T8">D4727</text:span></text:a> dizendo que a entrada precisa aceitar valores de cor maiores do que 1, então nossa solução não está correta. Pensamos então em fazer mudanças apenas na caixa de texto do valor hexadecimal do <text:span text:style-name="T6">colorpicker</text:span>.</text:p>
      <text:p text:style-name="P2"/>
      <text:p text:style-name="P2">25/04 –<text:span text:style-name="T4"> [</text:span><text:span text:style-name="T5">Aluno A</text:span><text:span text:style-name="T4">] </text:span>As mudanças do <text:a xlink:type="simple" xlink:href="https://developer.blender.org/D4512" text:style-name="ListLabel_20_10" text:visited-style-name="ListLabel_20_10"><text:span text:style-name="T8">diff D4512</text:span></text:a> foram aceitas e serão incorporadas.</text:p>
      <text:p text:style-name="P2"/>
      <text:p text:style-name="P2">08/05 - <text:span text:style-name="T4">[Ambos]</text:span> No patch <text:a xlink:type="simple" xlink:href="https://developer.blender.org/D4727" text:style-name="ListLabel_20_10" text:visited-style-name="ListLabel_20_10"><text:span text:style-name="T8">D4727</text:span></text:a> fizemos mudanças na caixa de texto de cor hexadecimal de forma que não é possível alterá-la caso o valor RGB da cor seja incompatível. Submetemos essas mudanças e aguardamos avaliação.</text:p>
      <text:p text:style-name="P2"/>
      <text:p text:style-name="P2"><text:soft-page-break/><text:span text:style-name="T2">OBS</text:span>: O mês de maio foi quase totalmente dedicado à preparação das apresentações de andamento do projeto, palestra técnica e palestra não técnica. Enquanto fazíamos as apresentações também aguardávamos <text:span text:style-name="T6">feedback</text:span> da última submissão.</text:p>
      <text:p text:style-name="P2"/>
      <text:p text:style-name="P2">04/06 - <text:span text:style-name="T4">[Ambos]</text:span> O patch <text:a xlink:type="simple" xlink:href="https://developer.blender.org/D4727" text:style-name="ListLabel_20_10" text:visited-style-name="ListLabel_20_10"><text:span text:style-name="T8">D4727</text:span></text:a> foi aceito, porém sem a parte que trava a caixa de inserção de hex. Apenas a remoção de código legado foi aceita</text:p>
      <text:p text:style-name="P2"/>
      <text:p text:style-name="P7">Documentação: </text:p>
      <text:p text:style-name="P4"/>
      <text:p text:style-name="P4">Não há exatamente uma documentação detalhada de código descrevendo classe a classe o que cada parte faz. No entanto há uma documentação que descreve alguns conceitos, mas ela está desatualizada devido a mudanças em atualizações que não foram refletidas na documentação. Ainda assim, há uma nova documentação sendo feita, visando a nova versão 2.80, mas que não está completa e pode vir a ser útil para quem vier a lidar futuramente com esse projet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11T15:01:09.338040872</dc:date>
    <meta:editing-duration>PT1M56S</meta:editing-duration>
    <meta:editing-cycles>3</meta:editing-cycles>
    <meta:document-statistic meta:table-count="0" meta:image-count="0" meta:object-count="0" meta:page-count="4" meta:paragraph-count="49" meta:word-count="1318" meta:character-count="8433" meta:non-whitespace-character-count="7103"/>
  </office:meta>
</office:document-meta>
</file>